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ry_5f_plus_5f_number_5f_of_5f_recently_5f_accepted_5f_asylum_5f_applications.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ry_plus_number_of_recently_accepted_asylum_applications.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ry_5f_plus_5f_number_5f_of_5f_recently_5f_accepted_5f_asylum_5f_applications.csv" style:display-name="PageStyle_D_Number_of_refugees_in_a_country_plus_number_of_recently_accepted_asylum_applications.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